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1.4522">
            <text:p>81.4522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7.6105">
            <text:p>97.6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182">
            <text:p>98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3806">
            <text:p>97.3806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8582">
            <text:p>97.8582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598">
            <text:p>97.59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27">
            <text:p>96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7218">
            <text:p>98.7218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72">
            <text:p>97.737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27">
            <text:p>98.2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04">
            <text:p>96.80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188">
            <text:p>98.51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8.4154">
            <text:p>98.4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4009">
            <text:p>97.4009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1545">
            <text:p>99.154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1555">
            <text:p>98.155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25">
            <text:p>97.825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7.22">
            <text:p>97.22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923">
            <text:p>97.5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9318">
            <text:p>96.9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2116">
            <text:p>97.2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111">
            <text:p>96.9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941">
            <text:p>97.9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1714">
            <text:p>99.1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17">
            <text:p>98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467">
            <text:p>97.1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75">
            <text:p>97.8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4">
            <text:p>97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2182">
            <text:p>98.2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558">
            <text:p>96.55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563">
            <text:p>98.55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9579">
            <text:p>97.9579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3833">
            <text:p>97.3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851">
            <text:p>97.4851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2">
            <text:p>97.8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8.4923">
            <text:p>98.4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8143">
            <text:p>97.8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9588">
            <text:p>97.9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534">
            <text:p>97.85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6617">
            <text:p>96.6617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8.2469">
            <text:p>98.24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619">
            <text:p>98.619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7154">
            <text:p>97.715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1615">
            <text:p>96.1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364">
            <text:p>97.3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286">
            <text:p>99.1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9606">
            <text:p>97.9606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5">
            <text:p>98.4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56">
            <text:p>95.5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6539">
            <text:p>97.6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564">
            <text:p>97.56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8116">
            <text:p>98.81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17">
            <text:p>96.17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8825">
            <text:p>95.88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6.5903">
            <text:p>96.59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1167">
            <text:p>99.1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9929">
            <text:p>96.99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9267">
            <text:p>95.9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2905">
            <text:p>98.290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243">
            <text:p>97.624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294">
            <text:p>96.8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311">
            <text:p>98.0311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7.9808">
            <text:p>97.9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8.7936">
            <text:p>98.7936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3795">
            <text:p>97.379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2698">
            <text:p>97.269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769">
            <text:p>96.1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788">
            <text:p>97.6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6625">
            <text:p>96.66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9127">
            <text:p>97.91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18">
            <text:p>99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564">
            <text:p>98.0564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8.635">
            <text:p>98.6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1963">
            <text:p>96.1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067">
            <text:p>97.80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4">
            <text:p>98.4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0558">
            <text:p>97.0558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091">
            <text:p>98.3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1933">
            <text:p>99.19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4333">
            <text:p>97.4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7125">
            <text:p>98.71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8.0269">
            <text:p>98.02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2077">
            <text:p>96.2077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286">
            <text:p>97.328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727">
            <text:p>97.3727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7539">
            <text:p>96.753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2457">
            <text:p>97.2457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267">
            <text:p>97.22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923">
            <text:p>99.1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12">
            <text:p>97.11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5">
            <text:p>96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684">
            <text:p>97.0684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8718">
            <text:p>96.8718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8.3462">
            <text:p>98.3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095">
            <text:p>96.8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6849">
            <text:p>97.684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2917">
            <text:p>98.2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882">
            <text:p>97.388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028">
            <text:p>96.702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5938">
            <text:p>98.59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487">
            <text:p>97.548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748">
            <text:p>96.74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334">
            <text:p>98.633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546">
            <text:p>95.54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15">
            <text:p>99.1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0737">
            <text:p>97.073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7381">
            <text:p>97.738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6353">
            <text:p>98.6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6805">
            <text:p>96.6805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026">
            <text:p>97.302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4.9417">
            <text:p>94.9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0333">
            <text:p>98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83">
            <text:p>97.4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4935">
            <text:p>98.4935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8.35">
            <text:p>98.3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1909">
            <text:p>99.1909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4345">
            <text:p>97.4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1154">
            <text:p>98.1154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5.1333">
            <text:p>95.133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9706">
            <text:p>97.9706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456">
            <text:p>96.6456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2">
            <text:p>97.1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709">
            <text:p>97.0709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7406">
            <text:p>96.740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8.0754">
            <text:p>98.0754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333">
            <text:p>97.0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517">
            <text:p>98.451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1588">
            <text:p>99.1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8867">
            <text:p>97.88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3174">
            <text:p>98.317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53">
            <text:p>97.45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15">
            <text:p>96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2334">
            <text:p>97.23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1286">
            <text:p>96.1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897">
            <text:p>97.789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3184">
            <text:p>97.318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7.685">
            <text:p>97.68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4467">
            <text:p>96.4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0556">
            <text:p>97.0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6235">
            <text:p>98.6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654">
            <text:p>98.0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1069">
            <text:p>97.1069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5647">
            <text:p>98.564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6972">
            <text:p>96.6972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4357">
            <text:p>98.4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9931">
            <text:p>95.993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8.2333">
            <text:p>98.233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">
            <text:p>96.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925">
            <text:p>97.9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2714">
            <text:p>97.2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0432">
            <text:p>98.0432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4867">
            <text:p>96.48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273">
            <text:p>97.4273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5389">
            <text:p>97.5389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725">
            <text:p>97.7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7083">
            <text:p>96.7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7857">
            <text:p>97.78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1127">
            <text:p>97.11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741">
            <text:p>96.974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4588">
            <text:p>97.458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7417">
            <text:p>96.7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5643">
            <text:p>95.564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87">
            <text:p>97.38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3692">
            <text:p>98.3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3733">
            <text:p>96.37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4492">
            <text:p>98.4492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5268">
            <text:p>97.5268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8.4462">
            <text:p>98.446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3182">
            <text:p>97.3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091">
            <text:p>97.4091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846">
            <text:p>97.6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913">
            <text:p>97.79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3">
            <text:p>96.8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429">
            <text:p>97.8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6526">
            <text:p>98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5">
            <text:p>98.1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408">
            <text:p>97.6408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29">
            <text:p>99.242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0111">
            <text:p>97.0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318">
            <text:p>97.83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0177">
            <text:p>98.0177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675">
            <text:p>96.6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903">
            <text:p>96.89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7.353">
            <text:p>97.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0778">
            <text:p>98.07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158">
            <text:p>99.215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969">
            <text:p>98.1969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8.13">
            <text:p>98.1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921">
            <text:p>97.2921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4.8572">
            <text:p>94.85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3065">
            <text:p>96.3065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5452">
            <text:p>96.545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25">
            <text:p>99.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369">
            <text:p>96.536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38">
            <text:p>98.3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1214">
            <text:p>97.1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8.0119">
            <text:p>98.0119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0684">
            <text:p>97.068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4915">
            <text:p>97.49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793">
            <text:p>96.4793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8.1818">
            <text:p>98.1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8.4225">
            <text:p>98.42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311">
            <text:p>97.8311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191">
            <text:p>97.719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4615">
            <text:p>98.4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8.0889">
            <text:p>98.0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57">
            <text:p>99.1857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7862">
            <text:p>96.786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9.1667">
            <text:p>99.1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455">
            <text:p>99.2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5">
            <text:p>96.95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6722">
            <text:p>98.67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9815">
            <text:p>96.981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759">
            <text:p>96.7759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7.9129">
            <text:p>97.912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84">
            <text:p>97.184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71">
            <text:p>97.0971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9.14">
            <text:p>99.1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735">
            <text:p>96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1308">
            <text:p>96.1308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183">
            <text:p>97.1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5.9">
            <text:p>95.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571">
            <text:p>97.8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5">
            <text:p>96.5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7.3">
            <text:p>97.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2143">
            <text:p>96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611">
            <text:p>98.66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6385">
            <text:p>97.6385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3773">
            <text:p>97.377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8154">
            <text:p>96.81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1105">
            <text:p>97.110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6526">
            <text:p>98.652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2813">
            <text:p>97.281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8">
            <text:p>98.3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7.3606">
            <text:p>97.360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7.4833">
            <text:p>97.4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8409">
            <text:p>97.8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8.6316">
            <text:p>98.631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3182">
            <text:p>97.3182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976">
            <text:p>97.97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1833">
            <text:p>99.1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556">
            <text:p>98.1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1714">
            <text:p>99.1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654">
            <text:p>96.4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936">
            <text:p>97.9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2143">
            <text:p>99.214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1444">
            <text:p>99.1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203">
            <text:p>97.7203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.9963">
            <text:p>96.996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6762">
            <text:p>98.6762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8395">
            <text:p>96.839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5.8444">
            <text:p>95.8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917">
            <text:p>96.5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75">
            <text:p>96.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3337">
            <text:p>97.3337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8.2">
            <text:p>98.2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3061">
            <text:p>97.3061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7714">
            <text:p>97.7714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6471">
            <text:p>98.6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7586">
            <text:p>98.7586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131">
            <text:p>97.913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4083">
            <text:p>98.4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19">
            <text:p>98.1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435">
            <text:p>97.0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2467">
            <text:p>99.2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2688">
            <text:p>97.268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1733">
            <text:p>97.17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7634">
            <text:p>96.76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8467">
            <text:p>97.8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2333">
            <text:p>99.23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.7444">
            <text:p>94.7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8708">
            <text:p>97.87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1345">
            <text:p>97.134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828">
            <text:p>97.7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7319">
            <text:p>97.7319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1111">
            <text:p>98.111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1083">
            <text:p>95.1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7.3063">
            <text:p>97.3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3917">
            <text:p>98.39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34">
            <text:p>97.2234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7.9808">
            <text:p>97.9808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138">
            <text:p>97.113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99.275">
            <text:p>99.2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8.3818">
            <text:p>98.3818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1333">
            <text:p>98.133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9844">
            <text:p>96.9844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556">
            <text:p>99.2556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5.18">
            <text:p>95.1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8.425">
            <text:p>98.4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8.8074">
            <text:p>98.8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9.1">
            <text:p>99.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7">
            <text:p>96.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8173">
            <text:p>96.8173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7.636">
            <text:p>97.636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4104">
            <text:p>96.4104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333">
            <text:p>98.0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1889">
            <text:p>99.1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9.22">
            <text:p>99.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454">
            <text:p>97.0454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8.0125">
            <text:p>98.01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167">
            <text:p>97.5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8.8222">
            <text:p>98.8222</text:p>
          </table:table-cell>
          <table:table-cell office:value-type="float" office:value="27">
            <text:p>27</text:p>
          </table:table-cell>
        </table:table-row>
        <table:table-row table:style-name="ro1">
          <table:table-cell table:formula="of:=SUM([.A1:.A500])/500" office:value-type="float" office:value="97.9369038000001">
            <text:p>97.9369038</text:p>
          </table:table-cell>
          <table:table-cell table:formula="of:=SUM([.B1:.B500])/500" office:value-type="float" office:value="19.062">
            <text:p>19.06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5">04/15/2011</text:date>, <text:time>16:43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5T16:43:0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